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 style:writing-mode="lr-tb"/>
      <style:text-properties fo:color="#999999" loext:opacity="100%" fo:font-size="10pt"/>
    </style:style>
    <style:style style:name="P14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5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style:font-size-asian="7pt" style:font-size-complex="7pt"/>
    </style:style>
    <style:style style:name="T6" style:family="text">
      <style:text-properties fo:color="#00a933" loext:opacity="100%" style:font-name="Hack Nerd Font Mono" fo:font-size="9pt" style:font-size-asian="10pt" style:font-size-complex="10pt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0pt"/>
    </style:style>
    <style:style style:name="T9" style:family="text">
      <style:text-properties fo:color="#00a933" loext:opacity="100%" style:font-name="Hack Nerd Font Mono" fo:font-size="14pt"/>
    </style:style>
    <style:style style:name="T10" style:family="text">
      <style:text-properties fo:color="#00a933" loext:opacity="100%" style:font-name="Hack Nerd Font Mono" fo:font-size="14pt" style:font-size-asian="10pt" style:font-size-complex="10pt"/>
    </style:style>
    <style:style style:name="T11" style:family="text">
      <style:text-properties fo:color="#00a933" loext:opacity="100%" style:font-name="Hack Nerd Font Mono" fo:font-size="14pt" style:font-size-asian="9pt" style:font-size-complex="9pt"/>
    </style:style>
    <style:style style:name="T12" style:family="text">
      <style:text-properties fo:color="#2a6099" loext:opacity="100%" style:font-name="Hack Nerd Font Mono" fo:font-size="10pt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loext:opacity="100%" style:font-name="Hack Nerd Font Mono" fo:font-size="8pt"/>
    </style:style>
    <style:style style:name="T15" style:family="text">
      <style:text-properties fo:color="#00a933" loext:opacity="100%" style:font-name="Hack Nerd Font Mono" fo:font-size="8pt"/>
    </style:style>
    <style:style style:name="T16" style:family="text">
      <style:text-properties fo:color="#00a933" loext:opacity="100%" style:font-name="Hack Nerd Font Mono" fo:font-size="8pt" style:font-size-asian="10pt" style:font-size-complex="10pt"/>
    </style:style>
    <style:style style:name="T17" style:family="text">
      <style:text-properties fo:color="#00a933" loext:opacity="100%" style:font-name="Hack Nerd Font Mono" fo:font-size="8pt" style:font-size-asian="9pt" style:font-size-complex="9pt"/>
    </style:style>
    <style:style style:name="T18" style:family="text">
      <style:text-properties fo:color="#2a6099" loext:opacity="100%" style:font-name="Hack Nerd Font Mono" fo:font-size="11pt"/>
    </style:style>
    <style:style style:name="T19" style:family="text">
      <style:text-properties fo:color="#00a933" loext:opacity="100%" style:font-name="Hack Nerd Font Mono" fo:font-size="7pt"/>
    </style:style>
    <style:style style:name="T20" style:family="text">
      <style:text-properties fo:color="#00a933" loext:opacity="100%" style:font-name="Hack Nerd Font Mono" fo:font-size="7pt" style:font-size-asian="10pt" style:font-size-complex="10pt"/>
    </style:style>
    <style:style style:name="T21" style:family="text">
      <style:text-properties fo:color="#00a933" loext:opacity="100%" style:font-name="Hack Nerd Font Mono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:</text:span></text:p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¨</text:span></text:p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5">Space</text:span></text:p>
          <text:p text:style-name="P7"><text:span text:style-name="T5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6">bsp</text:span></text:p>
          <text:p text:style-name="P9"><text:span text:style-name="T6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7">.</text:span></text:p>
          <text:p text:style-name="P11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^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5">numeric</text:span></text:p>
          <text:p text:style-name="P7"><text:span text:style-name="T5">Enter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8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]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}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(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[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{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1.451cm">
          <text:p text:style-name="P15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1.451cm">
          <text:p text:style-name="P15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1.451cm">
          <text:p text:style-name="P15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,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504cm" svg:height="1.249cm" svg:x="19.246cm" svg:y="1.451cm">
          <text:p text:style-name="P17"><text:span text:style-name="T10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2.951cm">
          <text:p text:style-name="P15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04cm" svg:height="1.249cm" svg:x="19.246cm" svg:y="2.951cm">
          <text:p text:style-name="P19"><text:span text:style-name="T1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4.451cm">
          <text:p text:style-name="P15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 text:style-name="P21">0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04cm" svg:height="1.249cm" svg:x="19.246cm" svg:y="4.451cm">
          <text:p text:style-name="P19"><text:span text:style-name="T1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8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2">Wh</text:span></text:p>
          <text:p text:style-name="P25"><text:span text:style-name="T1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2">Wh</text:span></text:p>
          <text:p text:style-name="P25"><text:span text:style-name="T12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3">Wh </text:span><text:span text:style-name="T12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2">Wh</text:span></text:p>
          <text:p text:style-name="P25"><text:span text:style-name="T12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 text:style-name="P7"><text:span text:style-name="T4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2.7cm">
          <text:p text:style-name="P28"><text:span text:style-name="T14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2.45cm">
          <text:p text:style-name="P28"><text:span text:style-name="T14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2.7cm">
          <text:p text:style-name="P28"><text:span text:style-name="T14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7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 text:style-name="P28"><text:span text:style-name="T14"/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8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Pg</text:span></text:p>
          <text:p text:style-name="P32"><text:span text:style-name="T1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Pg</text:span></text:p>
          <text:p text:style-name="P32"><text:span text:style-name="T1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7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3.95cm">
          <text:p text:style-name="P28"><text:span text:style-name="T14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4.2cm">
          <text:p text:style-name="P28"><text:span text:style-name="T14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7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8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1.2cm">
          <text:p text:style-name="P28"><text:span text:style-name="T14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4">Vol</text:span></text:p>
          <text:p text:style-name="P28"><text:span text:style-name="T14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6">Vol</text:span></text:p>
          <text:p text:style-name="P33"><text:span text:style-name="T16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89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52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1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7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2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2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7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8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1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0.95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1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1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0.95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1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1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0.95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1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1.2cm">
          <text:p text:style-name="P40"><text:span text:style-name="T18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0.95cm">
          <text:p text:style-name="P40"><text:span text:style-name="T18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1.2cm">
          <text:p text:style-name="P40"><text:span text:style-name="T18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8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20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2.7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2.45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2.7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2.7cm">
          <text:p text:style-name="P40"><text:span text:style-name="T18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2.45cm">
          <text:p text:style-name="P40"><text:span text:style-name="T18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2.7cm">
          <text:p text:style-name="P40"><text:span text:style-name="T18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8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1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4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3.95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4.2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4.451cm">
          <text:p text:style-name="P15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9cm" svg:y="4.2cm">
          <text:p text:style-name="P40"><text:span text:style-name="T18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2cm" svg:y="3.95cm">
          <text:p text:style-name="P40"><text:span text:style-name="T18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5cm" svg:y="4.2cm">
          <text:p text:style-name="P40"><text:span text:style-name="T18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8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8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09-27T23:08:13.758596327</dc:date>
    <meta:editing-duration>PT5H40M36S</meta:editing-duration>
    <meta:editing-cycles>7</meta:editing-cycles>
    <meta:generator>LibreOffice/7.3.4.2$Linux_X86_64 LibreOffice_project/30$Build-2</meta:generator>
    <meta:document-statistic meta:object-count="1019"/>
  </office:meta>
</office:document-meta>
</file>